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8" office:value-type="string" calcext:value-type="string">
            <text:p>ṃ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7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q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string" calcext:value-type="string">
            <text:p>b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9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)</text:p>
          </table:table-cell>
          <table:table-cell office:value-type="string" calcext:value-type="string">
            <text:p>Y(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2" office:value-type="string" calcext:value-type="string">
            <text:p>m</text:p>
          </table:table-cell>
          <table:table-cell table:number-columns-repeated="9" office:value-type="string" calcext:value-type="string">
            <text:p>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_sandhi_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sandhi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4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onant clusters</text:p>
          </table:table-cell>
        </table:table-row>
      </table:table>
      <table:table table:name="cC_words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ā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7:21:27.88441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8-02T17:22:22.192980514</dc:date>
    <meta:editing-duration>PT7H25M31S</meta:editing-duration>
    <meta:editing-cycles>14</meta:editing-cycles>
    <meta:generator>LibreOffice/5.1.6.2$Linux_X86_64 LibreOffice_project/10m0$Build-2</meta:generator>
    <meta:document-statistic meta:table-count="7" meta:cell-count="1547" meta:object-count="0"/>
  </office:meta>
</office:document-meta>
</file>